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38e8"/>
    </style:style>
    <style:style style:name="P2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79e8"/>
    </style:style>
    <style:style style:name="P3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67a02"/>
    </style:style>
    <style:style style:name="P4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52fac"/>
    </style:style>
    <style:style style:name="P5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54d31"/>
    </style:style>
    <style:style style:name="P6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479e8" officeooo:paragraph-rsid="000479e8"/>
    </style:style>
    <style:style style:name="P7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2fac" officeooo:paragraph-rsid="00052fac"/>
    </style:style>
    <style:style style:name="P8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4d31" officeooo:paragraph-rsid="00054d31"/>
    </style:style>
    <style:style style:name="P9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4d31" officeooo:paragraph-rsid="00067a02"/>
    </style:style>
    <style:style style:name="P10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style:text-underline-style="solid" style:text-underline-width="auto" style:text-underline-color="font-color" fo:font-weight="normal" officeooo:paragraph-rsid="00067a02"/>
    </style:style>
    <style:style style:name="P11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style:text-underline-style="solid" style:text-underline-width="auto" style:text-underline-color="font-color" fo:font-weight="normal" officeooo:rsid="00067a02" officeooo:paragraph-rsid="00067a02"/>
    </style:style>
    <style:style style:name="P12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0065ae" loext:opacity="100%" style:font-name="Open Sans" fo:font-size="14.3999996185303pt" fo:letter-spacing="normal" fo:font-style="normal" fo:font-weight="normal" officeooo:rsid="00067a02" officeooo:paragraph-rsid="00067a02"/>
    </style:style>
    <style:style style:name="P13" style:family="paragraph" style:parent-style-name="Heading_20_2">
      <style:paragraph-properties fo:margin-left="0cm" fo:margin-right="0cm" fo:margin-top="0cm" fo:margin-bottom="0.318cm" style:contextual-spacing="false" style:line-height-at-least="0.635cm" fo:text-align="center" style:justify-single-word="false" fo:orphans="2" fo:widows="2" fo:text-indent="0cm" style:auto-text-indent="false" fo:padding="0cm" fo:border="none"/>
      <style:text-properties fo:font-variant="normal" fo:text-transform="none" fo:color="#0065ae" loext:opacity="100%" style:font-name="Open Sans" fo:font-size="14.3999996185303pt" fo:letter-spacing="normal" fo:font-style="normal" fo:font-weight="normal" officeooo:paragraph-rsid="00054d31"/>
    </style:style>
    <style:style style:name="P14" style:family="paragraph" style:parent-style-name="Standard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6a380" officeooo:paragraph-rsid="0006a380"/>
    </style:style>
    <style:style style:name="P15" style:family="paragraph" style:parent-style-name="Heading_20_2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7a5b4" officeooo:paragraph-rsid="0007a5b4"/>
    </style:style>
    <style:style style:name="T1" style:family="text">
      <style:text-properties fo:color="#b4e7f8" loext:opacity="100%" style:text-line-through-style="none" style:text-line-through-type="none" style:text-underline-style="none" style:text-blinking="false" loext:padding-left="0cm" loext:padding-right="0cm" loext:padding-top="0cm" loext:padding-bottom="0.049cm" loext:border-left="none" loext:border-right="none" loext:border-top="none" loext:border-bottom="0.06pt solid #b4e7f8"/>
    </style:style>
    <style:style style:name="T2" style:family="text">
      <style:text-properties officeooo:rsid="00067a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Se elimino todo el texto anterior en la NUEVARAMA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4-03-04T13:34:15.305000000</dc:date>
    <meta:editing-duration>PT6M46S</meta:editing-duration>
    <meta:editing-cycles>9</meta:editing-cycles>
    <meta:document-statistic meta:table-count="0" meta:image-count="0" meta:object-count="0" meta:page-count="1" meta:paragraph-count="1" meta:word-count="9" meta:character-count="49" meta:non-whitespace-character-count="41"/>
  </office:meta>
</office:document-meta>
</file>